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F00000203CE23F5762972EB66.png" manifest:media-type="image/png"/>
  <manifest:file-entry manifest:full-path="Pictures/100000000000023100000377B1DCACA45BC0A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437in" svg:height="9.2398in" draw:z-index="0"><draw:image xlink:href="Pictures/100000000000023100000377B1DCACA45BC0A315.png" xlink:type="simple" xlink:show="embed" xlink:actuate="onLoad"/></draw:frame></text:p>
      <text:p text:style-name="P1"><draw:frame draw:style-name="fr1" draw:name="Image2" text:anchor-type="paragraph" svg:width="6.1563in" svg:height="5.3646in" draw:z-index="1"><draw:image xlink:href="Pictures/100000000000024F00000203CE23F5762972EB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22:37:30.662613008</meta:creation-date>
    <dc:date>2017-07-06T22:38:28.724650562</dc:date>
    <meta:editing-duration>PT5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